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6.5cm" fo:margin-top="0cm" fo:margin-bottom="0cm" table:align="right" style:writing-mode="page"/>
    </style:style>
    <style:style style:name="Table5.A" style:family="table-column">
      <style:table-column-properties style:column-width="3.701cm"/>
    </style:style>
    <style:style style:name="Table5.B" style:family="table-column">
      <style:table-column-properties style:column-width="2.799cm"/>
    </style:style>
    <style:style style:name="Table5.1" style:family="table-row">
      <style:table-row-properties style:min-row-height="0.298cm"/>
    </style:style>
    <style:style style:name="Table5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e5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.2" style:family="table-row">
      <style:table-row-properties style:min-row-height="0.132cm"/>
    </style:style>
    <style:style style:name="Table5.B2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le5.4" style:family="table-row">
      <style:table-row-properties style:min-row-height="0.148cm"/>
    </style:style>
    <style:style style:name="Table1" style:family="table">
      <style:table-properties style:width="20.214cm" fo:margin-left="0cm" fo:margin-right="-0.011cm" table:align="margins"/>
    </style:style>
    <style:style style:name="Table1.A" style:family="table-column">
      <style:table-column-properties style:column-width="6.295cm" style:rel-column-width="20409*"/>
    </style:style>
    <style:style style:name="Table1.B" style:family="table-column">
      <style:table-column-properties style:column-width="3.201cm" style:rel-column-width="10379*"/>
    </style:style>
    <style:style style:name="Table1.C" style:family="table-column">
      <style:table-column-properties style:column-width="2.196cm" style:rel-column-width="7119*"/>
    </style:style>
    <style:style style:name="Table1.D" style:family="table-column">
      <style:table-column-properties style:column-width="8.521cm" style:rel-column-width="27628*"/>
    </style:style>
    <style:style style:name="Table1.1" style:family="table-row">
      <style:table-row-properties style:min-row-height="0.503cm"/>
    </style:style>
    <style:style style:name="Table1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e1.2" style:family="table-row">
      <style:table-row-properties style:min-row-height="0.423cm"/>
    </style:style>
    <style:style style:name="Table1.A2" style:family="table-cell">
      <style:table-cell-properties style:vertical-align="middle" fo:padding="0cm" fo:border="none"/>
    </style:style>
    <style:style style:name="Table1.B2" style:family="table-cell">
      <style:table-cell-properties fo:padding="0cm" fo:border="none"/>
    </style:style>
    <style:style style:name="Table1.C2" style:family="table-cell">
      <style:table-cell-properties fo:padding="0cm" fo:border="none"/>
    </style:style>
    <style:style style:name="Table1.D2" style:family="table-cell">
      <style:table-cell-properties fo:padding="0cm" fo:border="none"/>
    </style:style>
    <style:style style:name="Table1.C3" style:family="table-cell">
      <style:table-cell-properties fo:background-color="#eeeeee" fo:padding="0cm" fo:border="none">
        <style:background-image/>
      </style:table-cell-properties>
    </style:style>
    <style:style style:name="Πίνακας1" style:family="table">
      <style:table-properties style:width="20.204cm" table:align="margins"/>
    </style:style>
    <style:style style:name="Πίνακας1.A" style:family="table-column">
      <style:table-column-properties style:column-width="10.506cm" style:rel-column-width="34077*"/>
    </style:style>
    <style:style style:name="Πίνακας1.B" style:family="table-column">
      <style:table-column-properties style:column-width="9.698cm" style:rel-column-width="31458*"/>
    </style:style>
    <style:style style:name="Πίνακας1.1" style:family="table-row">
      <style:table-row-properties style:min-row-height="3.096cm"/>
    </style:style>
    <style:style style:name="Πίνακας1.A1" style:family="table-cell">
      <style:table-cell-properties fo:padding="0.097cm" fo:border="none"/>
    </style:style>
    <style:style style:name="Table3" style:family="table">
      <style:table-properties style:width="20.186cm" table:align="left"/>
    </style:style>
    <style:style style:name="Table3.A" style:family="table-column">
      <style:table-column-properties style:column-width="1.711cm"/>
    </style:style>
    <style:style style:name="Table3.B" style:family="table-column">
      <style:table-column-properties style:column-width="8.772cm"/>
    </style:style>
    <style:style style:name="Table3.C" style:family="table-column">
      <style:table-column-properties style:column-width="1.228cm"/>
    </style:style>
    <style:style style:name="Table3.D" style:family="table-column">
      <style:table-column-properties style:column-width="1.482cm"/>
    </style:style>
    <style:style style:name="Table3.E" style:family="table-column">
      <style:table-column-properties style:column-width="1.147cm"/>
    </style:style>
    <style:style style:name="Table3.F" style:family="table-column">
      <style:table-column-properties style:column-width="1.062cm"/>
    </style:style>
    <style:style style:name="Table3.G" style:family="table-column">
      <style:table-column-properties style:column-width="1.416cm"/>
    </style:style>
    <style:style style:name="Table3.H" style:family="table-column">
      <style:table-column-properties style:column-width="0.884cm"/>
    </style:style>
    <style:style style:name="Table3.I" style:family="table-column">
      <style:table-column-properties style:column-width="1.085cm"/>
    </style:style>
    <style:style style:name="Table3.J" style:family="table-column">
      <style:table-column-properties style:column-width="1.401cm"/>
    </style:style>
    <style:style style:name="Table3.1" style:family="table-row">
      <style:table-row-properties style:min-row-height="0.386cm"/>
    </style:style>
    <style:style style:name="Table3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e3.2" style:family="table-row">
      <style:table-row-properties style:min-row-height="0.272cm"/>
    </style:style>
    <style:style style:name="Table3.A2" style:family="table-cell">
      <style:table-cell-properties fo:padding="0cm" fo:border="none"/>
    </style:style>
    <style:style style:name="Table3.B2" style:family="table-cell">
      <style:table-cell-properties fo:background-color="#ffffff" fo:padding="0cm" fo:border="none">
        <style:background-image/>
      </style:table-cell-properties>
    </style:style>
    <style:style style:name="Table3.C2" style:family="table-cell">
      <style:table-cell-properties fo:padding="0cm" fo:border="none"/>
    </style:style>
    <style:style style:name="Table3.D2" style:family="table-cell">
      <style:table-cell-properties fo:padding="0cm" fo:border="none"/>
    </style:style>
    <style:style style:name="Table3.E2" style:family="table-cell">
      <style:table-cell-properties fo:padding="0cm" fo:border="none"/>
    </style:style>
    <style:style style:name="Table3.F2" style:family="table-cell">
      <style:table-cell-properties fo:padding="0cm" fo:border="none"/>
    </style:style>
    <style:style style:name="Table3.G2" style:family="table-cell">
      <style:table-cell-properties fo:padding="0cm" fo:border="none"/>
    </style:style>
    <style:style style:name="Table3.H2" style:family="table-cell">
      <style:table-cell-properties fo:padding="0cm" fo:border="none"/>
    </style:style>
    <style:style style:name="Table3.I2" style:family="table-cell">
      <style:table-cell-properties fo:padding="0cm" fo:border="none"/>
    </style:style>
    <style:style style:name="Table3.J2" style:family="table-cell">
      <style:table-cell-properties fo:padding="0cm" fo:border="none"/>
    </style:style>
    <style:style style:name="P1" style:family="paragraph" style:parent-style-name="Standard">
      <style:text-properties fo:color="#0000ff" fo:font-size="5pt" fo:language="en" fo:country="US" fo:font-weight="bold" officeooo:rsid="000ff0d8" fo:background-color="transparent" style:font-size-asian="4.34999990463257pt" style:font-weight-asian="bold" style:font-size-complex="5pt" style:font-weight-complex="bold"/>
    </style:style>
    <style:style style:name="P2" style:family="paragraph" style:parent-style-name="Standard">
      <style:text-properties officeooo:paragraph-rsid="0045fab7"/>
    </style:style>
    <style:style style:name="P3" style:family="paragraph" style:parent-style-name="Standard">
      <style:text-properties fo:color="#000000" fo:font-size="12pt" fo:language="en" fo:country="US" fo:font-weight="bold" officeooo:rsid="003de0e4" officeooo:paragraph-rsid="005137c2" fo:background-color="transparent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8pt" fo:language="el" fo:country="GR" fo:font-weight="bold" officeooo:rsid="00589e58" officeooo:paragraph-rsid="0057a4ed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erif" fo:font-size="10pt" fo:language="el" fo:country="GR" fo:font-weight="bold" officeooo:rsid="0015077f" officeooo:paragraph-rsid="00589e58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iberation Serif" fo:font-size="9pt" fo:language="el" fo:country="GR" fo:font-weight="bold" officeooo:rsid="0015077f" officeooo:paragraph-rsid="00589e58" fo:background-color="transparent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8pt" fo:language="el" fo:country="GR" fo:font-weight="bold" officeooo:rsid="00259b0a" officeooo:paragraph-rsid="005fcdcc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8pt" fo:language="el" fo:country="GR" fo:font-weight="bold" officeooo:rsid="00259b0a" officeooo:paragraph-rsid="005fcdcc" fo:background-color="transparent" style:font-size-asian="8pt" style:font-weight-asian="bold" style:font-size-complex="8pt" style:font-weight-complex="bold"/>
    </style:style>
    <style:style style:name="P9" style:family="paragraph" style:parent-style-name="Standard">
      <style:text-properties officeooo:paragraph-rsid="005137c2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8pt" officeooo:paragraph-rsid="0057a4ed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8pt" officeooo:rsid="006d2475" officeooo:paragraph-rsid="006d2475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057a4e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2.305cm"/>
        </style:tab-stops>
      </style:paragraph-properties>
      <style:text-properties style:font-name="Liberation Serif" fo:font-size="10pt" fo:language="el" fo:country="GR" fo:font-weight="normal" officeooo:rsid="005cf2c0" officeooo:paragraph-rsid="005cf2c0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9pt" officeooo:paragraph-rsid="0057a4ed" style:font-size-asian="9pt" style:font-size-complex="9pt"/>
    </style:style>
    <style:style style:name="P15" style:family="paragraph" style:parent-style-name="Standard">
      <style:paragraph-properties fo:text-align="start" style:justify-single-word="false">
        <style:tab-stops>
          <style:tab-stop style:position="2.305cm"/>
          <style:tab-stop style:position="10.507cm"/>
          <style:tab-stop style:position="14.192cm"/>
        </style:tab-stops>
      </style:paragraph-properties>
      <style:text-properties officeooo:paragraph-rsid="002b21be"/>
    </style:style>
    <style:style style:name="P16" style:family="paragraph" style:parent-style-name="Standard">
      <style:paragraph-properties fo:text-align="start" style:justify-single-word="false">
        <style:tab-stops>
          <style:tab-stop style:position="2.305cm"/>
        </style:tab-stops>
      </style:paragraph-properties>
      <style:text-properties officeooo:paragraph-rsid="002b21be"/>
    </style:style>
    <style:style style:name="P17" style:family="paragraph" style:parent-style-name="Standard">
      <style:paragraph-properties fo:text-align="start" style:justify-single-word="false">
        <style:tab-stops>
          <style:tab-stop style:position="2.305cm"/>
        </style:tab-stops>
      </style:paragraph-properties>
      <style:text-properties style:font-name="Times New Roman" fo:font-size="11pt" officeooo:paragraph-rsid="002b21be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color="#0000ff" style:font-name="Liberation Serif" fo:font-size="8pt" fo:language="el" fo:country="GR" fo:font-weight="bold" officeooo:rsid="0033903f" officeooo:paragraph-rsid="0033903f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ff" style:font-name="Liberation Serif" fo:font-size="8pt" fo:font-weight="bold" officeooo:rsid="002fe061" officeooo:paragraph-rsid="002fe061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2fe061" officeooo:paragraph-rsid="002fe061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4f541" officeooo:paragraph-rsid="0034f541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1d148" officeooo:paragraph-rsid="0034f541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1d148" officeooo:paragraph-rsid="0031d148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2cd35" officeooo:paragraph-rsid="0032cd35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officeooo:rsid="00419a55" officeooo:paragraph-rsid="0045fab7" style:font-size-asian="8.75pt" style:font-size-complex="10pt"/>
    </style:style>
    <style:style style:name="P26" style:family="paragraph" style:parent-style-name="Table_20_Contents">
      <loext:graphic-properties draw:fill="none" draw:fill-color="#ffffff"/>
      <style:paragraph-properties fo:text-align="end" style:justify-single-word="false" fo:background-color="transparent"/>
      <style:text-properties officeooo:rsid="00419a55" officeooo:paragraph-rsid="0045fab7" style:font-size-asian="8.75pt" style:font-size-complex="10pt"/>
    </style:style>
    <style:style style:name="P27" style:family="paragraph" style:parent-style-name="Table_20_Contents">
      <style:paragraph-properties fo:text-align="end" style:justify-single-word="false"/>
      <style:text-properties fo:font-size="9pt" officeooo:rsid="00419a55" officeooo:paragraph-rsid="0045fab7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officeooo:paragraph-rsid="002fe061"/>
    </style:style>
    <style:style style:name="P29" style:family="paragraph" style:parent-style-name="Table_20_Contents">
      <loext:graphic-properties draw:fill="none" draw:fill-color="#99ccff"/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fo:background-color="transparent" text:number-lines="false" text:line-number="0">
        <style:tab-stops/>
      </style:paragraph-properties>
      <style:text-properties fo:color="#000000" style:font-name="Liberation Serif" fo:font-size="8pt" fo:language="el" fo:country="GR" fo:font-weight="bold" officeooo:rsid="002fe061" officeooo:paragraph-rsid="002fe061" style:font-size-asian="8pt" style:font-weight-asian="bold" style:font-size-complex="8pt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Serif" fo:font-size="8pt" officeooo:paragraph-rsid="002e9c74" style:font-size-asian="8pt" style:font-size-complex="8pt"/>
    </style:style>
    <style:style style:name="P31" style:family="paragraph" style:parent-style-name="Preformatted_20_Text">
      <style:text-properties style:font-name="Liberation Serif" fo:font-size="8pt" officeooo:paragraph-rsid="001e0733" style:font-size-asian="8pt" style:font-size-complex="8pt"/>
    </style:style>
    <style:style style:name="P32" style:family="paragraph" style:parent-style-name="Preformatted_20_Text">
      <style:paragraph-properties fo:text-align="end" style:justify-single-word="false"/>
      <style:text-properties style:font-name="Liberation Serif" fo:font-size="8pt" officeooo:paragraph-rsid="002e9c74" style:font-size-asian="8pt" style:font-size-complex="8pt"/>
    </style:style>
    <style:style style:name="P33" style:family="paragraph" style:parent-style-name="Preformatted_20_Text">
      <style:text-properties style:font-name="Liberation Serif" fo:font-size="8pt" officeooo:paragraph-rsid="004fb00c" style:font-size-asian="8pt" style:font-size-complex="8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erif" fo:font-size="8pt" officeooo:rsid="005369cf" officeooo:paragraph-rsid="005369cf" style:font-size-asian="8pt" style:font-size-complex="8pt"/>
    </style:style>
    <style:style style:name="P35" style:family="paragraph" style:parent-style-name="Preformatted_20_Text">
      <style:paragraph-properties fo:text-align="end" style:justify-single-word="false"/>
      <style:text-properties style:font-name="Liberation Serif" fo:font-size="8pt" fo:font-style="normal" officeooo:paragraph-rsid="002e9c74" style:font-size-asian="8pt" style:font-style-asian="normal" style:font-size-complex="8pt" style:font-style-complex="normal"/>
    </style:style>
    <style:style style:name="P36" style:family="paragraph" style:parent-style-name="Preformatted_20_Text">
      <style:paragraph-properties fo:text-align="center" style:justify-single-word="false"/>
      <style:text-properties style:font-name="Liberation Serif" fo:font-size="8pt" officeooo:rsid="005ad07e" officeooo:paragraph-rsid="005ad07e" style:font-name-asian="NSimSun" style:font-size-asian="8pt" style:font-name-complex="Liberation Mono" style:font-size-complex="8pt"/>
    </style:style>
    <style:style style:name="P37" style:family="paragraph" style:parent-style-name="Preformatted_20_Text">
      <style:paragraph-properties fo:text-align="end" style:justify-single-word="false"/>
      <style:text-properties officeooo:paragraph-rsid="002e9c74"/>
    </style:style>
    <style:style style:name="P38" style:family="paragraph" style:parent-style-name="Frame_20_contents">
      <style:paragraph-properties fo:text-align="start" style:justify-single-word="false"/>
      <style:text-properties officeooo:paragraph-rsid="0045fab7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fo:font-size="10pt" fo:language="el" fo:country="GR" officeooo:rsid="0039a6f8" officeooo:paragraph-rsid="001e0733" style:font-size-asian="8.75pt" style:font-size-complex="10pt"/>
    </style:style>
    <style:style style:name="P40" style:family="paragraph" style:parent-style-name="Standard">
      <style:text-properties fo:color="#000000" fo:font-size="12pt" fo:language="en" fo:country="US" fo:font-weight="bold" officeooo:rsid="003de0e4" officeooo:paragraph-rsid="00732734" fo:background-color="transparent" style:font-size-asian="10.5pt" style:font-weight-asian="bold" style:font-size-complex="12pt" style:font-weight-complex="bold"/>
    </style:style>
    <style:style style:name="P41" style:family="paragraph" style:parent-style-name="Standard">
      <style:text-properties officeooo:paragraph-rsid="00730161"/>
    </style:style>
    <style:style style:name="P42" style:family="paragraph" style:parent-style-name="Standard">
      <style:text-properties officeooo:paragraph-rsid="00732734"/>
    </style:style>
    <style:style style:name="P43" style:family="paragraph">
      <loext:graphic-properties draw:fill="none" draw:fill-color="#ffffff"/>
      <style:paragraph-properties style:writing-mode="lr-tb"/>
      <style:text-properties fo:font-size="12pt"/>
    </style:style>
    <style:style style:name="P44" style:family="paragraph">
      <loext:graphic-properties draw:fill-color="#3333ff"/>
      <style:paragraph-properties fo:text-align="center"/>
    </style:style>
    <style:style style:name="P45" style:family="paragraph">
      <loext:graphic-properties draw:fill-color="#0000ff"/>
      <style:paragraph-properties fo:text-align="center"/>
    </style:style>
    <style:style style:name="P46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47" style:family="paragraph">
      <loext:graphic-properties draw:fill="none" draw:fill-color="#ffffff"/>
      <style:paragraph-properties style:writing-mode="lr-tb"/>
      <style:text-properties fo:font-size="10pt" style:text-underline-style="none" style:font-size-asian="10pt" style:font-size-complex="10pt"/>
    </style:style>
    <style:style style:name="P48" style:family="paragraph">
      <style:paragraph-properties fo:text-align="center"/>
    </style:style>
    <style:style style:name="T1" style:family="text">
      <style:text-properties fo:color="#0000ff" style:font-name="Liberation Serif" fo:font-size="8pt" fo:font-weight="bold" officeooo:rsid="002fe061" style:font-size-asian="8pt" style:font-weight-asian="bold" style:font-size-complex="8pt" style:font-weight-complex="bold"/>
    </style:style>
    <style:style style:name="T2" style:family="text">
      <style:text-properties fo:color="#0000ff" fo:language="el" fo:country="GR" fo:font-weight="bold" officeooo:rsid="0015077f" fo:background-color="transparent" loext:char-shading-value="0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Liberation Serif" fo:font-size="10pt" fo:language="el" fo:country="GR" fo:font-weight="bold" officeooo:rsid="00259b0a" style:font-size-asian="10pt" style:font-weight-asian="bold" style:font-size-complex="10pt" style:font-weight-complex="bold"/>
    </style:style>
    <style:style style:name="T5" style:family="text">
      <style:text-properties fo:color="#000000" style:font-name="Liberation Serif" fo:font-size="10pt" fo:language="el" fo:country="GR" fo:font-weight="bold" officeooo:rsid="0027930a" style:font-size-asian="10pt" style:font-weight-asian="bold" style:font-size-complex="10pt" style:font-weight-complex="bold"/>
    </style:style>
    <style:style style:name="T6" style:family="text">
      <style:text-properties fo:color="#000000" style:font-name="Liberation Serif" fo:font-size="10pt" fo:language="el" fo:country="GR" fo:font-weight="bold" officeooo:rsid="0028f7dd" style:font-size-asian="10pt" style:font-weight-asian="bold" style:font-size-complex="10pt" style:font-weight-complex="bold"/>
    </style:style>
    <style:style style:name="T7" style:family="text">
      <style:text-properties fo:color="#000000" style:font-name="Liberation Serif" fo:font-size="10pt" fo:language="el" fo:country="GR" fo:font-weight="bold" officeooo:rsid="002abddf" style:font-size-asian="10pt" style:font-weight-asian="bold" style:font-size-complex="10pt" style:font-weight-complex="bold"/>
    </style:style>
    <style:style style:name="T8" style:family="text">
      <style:text-properties fo:color="#000000" style:font-name="Liberation Serif" fo:font-size="8pt" fo:font-weight="bold" officeooo:rsid="00561229" style:font-size-asian="8pt" style:font-weight-asian="bold" style:font-size-complex="8pt" style:font-weight-complex="bold"/>
    </style:style>
    <style:style style:name="T9" style:family="text">
      <style:text-properties fo:color="#000000" fo:font-size="12pt" fo:language="en" fo:country="US" fo:font-weight="bold" officeooo:rsid="003de0e4" fo:background-color="transparent" loext:char-shading-value="0" style:font-size-asian="10.5pt" style:font-weight-asian="bold" style:font-size-complex="12pt" style:font-weight-complex="bold"/>
    </style:style>
    <style:style style:name="T10" style:family="text">
      <style:text-properties fo:color="#000000" fo:font-size="12pt" fo:language="en" fo:country="US" fo:font-weight="bold" officeooo:rsid="00649967" fo:background-color="transparent" loext:char-shading-value="0" style:font-size-asian="10.5pt" style:font-weight-asian="bold" style:font-size-complex="12pt" style:font-weight-complex="bold"/>
    </style:style>
    <style:style style:name="T11" style:family="text">
      <style:text-properties fo:color="#000000" fo:font-size="12pt" fo:language="en" fo:country="US" fo:font-weight="bold" officeooo:rsid="00730161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fo:color="#000000" fo:font-size="12pt" fo:language="en" fo:country="US" fo:font-weight="bold" officeooo:rsid="0076d9bd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fo:color="#000000" fo:font-size="12pt" fo:language="en" fo:country="US" style:text-underline-style="none" fo:font-weight="bold" officeooo:rsid="003de0e4" fo:background-color="transparent" loext:char-shading-value="0" style:font-size-asian="10.5pt" style:font-weight-asian="bold" style:font-size-complex="12pt" style:font-weight-complex="bold"/>
    </style:style>
    <style:style style:name="T14" style:family="text">
      <style:text-properties fo:color="#000000" fo:font-size="12pt" fo:language="en" fo:country="US" style:text-underline-style="none" fo:font-weight="bold" officeooo:rsid="00649967" fo:background-color="transparent" loext:char-shading-value="0" style:font-size-asian="10.5pt" style:font-weight-asian="bold" style:font-size-complex="12pt" style:font-weight-complex="bold"/>
    </style:style>
    <style:style style:name="T15" style:family="text">
      <style:text-properties fo:color="#000000" fo:font-size="18pt" fo:language="en" fo:country="US" fo:font-weight="bold" officeooo:rsid="003de0e4" fo:background-color="transparent" loext:char-shading-value="0" style:font-size-asian="18pt" style:font-weight-asian="bold" style:font-size-complex="18pt" style:font-weight-complex="bold"/>
    </style:style>
    <style:style style:name="T16" style:family="text">
      <style:text-properties fo:color="#000000" fo:font-size="18pt" fo:language="en" fo:country="US" fo:font-weight="bold" officeooo:rsid="00649967" fo:background-color="transparent" loext:char-shading-value="0" style:font-size-asian="18pt" style:font-weight-asian="bold" style:font-size-complex="18pt" style:font-weight-complex="bold"/>
    </style:style>
    <style:style style:name="T17" style:family="text">
      <style:text-properties fo:color="#000000" fo:language="el" fo:country="GR" fo:font-weight="bold" fo:background-color="transparent" loext:char-shading-value="0" style:font-weight-asian="bold" style:font-weight-complex="bold"/>
    </style:style>
    <style:style style:name="T18" style:family="text">
      <style:text-properties fo:color="#000000" fo:language="el" fo:country="GR" fo:font-weight="bold" officeooo:rsid="0015077f" fo:background-color="transparent" loext:char-shading-value="0" style:font-weight-asian="bold" style:font-weight-complex="bold"/>
    </style:style>
    <style:style style:name="T19" style:family="text">
      <style:text-properties fo:color="#000000" fo:language="el" fo:country="GR" fo:font-weight="bold" officeooo:rsid="0057a4ed" fo:background-color="transparent" loext:char-shading-value="0" style:font-weight-asian="bold" style:font-weight-complex="bold"/>
    </style:style>
    <style:style style:name="T20" style:family="text">
      <style:text-properties fo:color="#000000" fo:language="el" fo:country="GR" officeooo:rsid="0015077f" fo:background-color="transparent" loext:char-shading-value="0"/>
    </style:style>
    <style:style style:name="T21" style:family="text">
      <style:text-properties fo:color="#000000" fo:language="el" fo:country="GR" officeooo:rsid="00271422" fo:background-color="transparent" loext:char-shading-value="0"/>
    </style:style>
    <style:style style:name="T22" style:family="text">
      <style:text-properties fo:color="#000000" fo:language="el" fo:country="GR" officeooo:rsid="0065f721" fo:background-color="transparent" loext:char-shading-value="0"/>
    </style:style>
    <style:style style:name="T23" style:family="text">
      <style:text-properties style:font-name="Liberation Serif" fo:font-size="10pt" fo:language="el" fo:country="GR" fo:font-weight="normal" officeooo:rsid="00259b0a" style:font-size-asian="10pt" style:font-weight-asian="normal" style:font-size-complex="10pt" style:font-weight-complex="normal"/>
    </style:style>
    <style:style style:name="T24" style:family="text">
      <style:text-properties style:font-name="Liberation Serif" fo:font-size="10pt" fo:language="el" fo:country="GR" fo:font-weight="normal" officeooo:rsid="0027930a" style:font-size-asian="10pt" style:font-weight-asian="normal" style:font-size-complex="10pt" style:font-weight-complex="normal"/>
    </style:style>
    <style:style style:name="T25" style:family="text">
      <style:text-properties style:font-name="Liberation Serif" fo:font-size="10pt" fo:language="el" fo:country="GR" fo:font-weight="normal" officeooo:rsid="0028f7dd" style:font-size-asian="10pt" style:font-weight-asian="normal" style:font-size-complex="10pt" style:font-weight-complex="normal"/>
    </style:style>
    <style:style style:name="T26" style:family="text">
      <style:text-properties style:font-name="Liberation Serif" fo:font-size="8pt" fo:font-style="normal" style:font-size-asian="8pt" style:font-style-asian="normal" style:font-size-complex="8pt" style:font-style-complex="normal"/>
    </style:style>
    <style:style style:name="T27" style:family="text">
      <style:text-properties style:font-name="Liberation Serif" fo:font-size="8pt" style:font-size-asian="8pt" style:font-size-complex="8pt"/>
    </style:style>
    <style:style style:name="T28" style:family="text">
      <style:text-properties fo:language="en" fo:country="US" officeooo:rsid="0034f541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649967"/>
    </style:style>
    <style:style style:name="T31" style:family="text">
      <style:text-properties officeooo:rsid="00730161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size="10pt" fo:font-style="italic" style:font-size-asian="10pt" style:font-style-asian="italic" style:font-size-complex="10pt" style:font-style-complex="italic"/>
    </style:style>
    <style:style style:name="T35" style:family="text">
      <style:text-properties fo:font-size="10pt" style:text-underline-style="none" style:font-size-asian="10pt" style:font-size-complex="10pt"/>
    </style:style>
    <style:style style:name="fr1" style:family="graphic" style:parent-style-name="Frame">
      <style:graphic-properties fo:margin-left="0.101cm" fo:margin-right="0.101cm" fo:margin-top="0.101cm" fo:margin-bottom="0.101cm" style:run-through="background"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none" svg:stroke-color="#000000" draw:fill="none" draw:fill-color="#ffffff" fo:min-height="0.93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9cm" svg:stroke-color="#cccccc" draw:marker-start-width="0.194cm" draw:marker-end-width="0.194cm" draw:fill-color="#3333ff" draw:textarea-horizontal-align="center" draw:textarea-vertical-align="middle" fo:padding-top="0.025cm" fo:padding-bottom="0.025cm" fo:padding-left="0.025cm" fo:padding-right="0.025cm" style:protect="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vg:stroke-width="0.035cm" svg:stroke-color="#dddddd" draw:marker-start-width="0.406cm" draw:marker-end-width="0.406cm" draw:fill-color="#0000ff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3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35cm" svg:stroke-color="#dddddd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13.97cm" svg:y="21.65cm" svg:width="6.576cm" draw:z-index="0">
        <draw:text-box fo:min-height="5.334cm">
          <text:p text:style-name="P38"><draw:line text:anchor-type="paragraph" draw:z-index="5" draw:name="Shape7" draw:style-name="gr3" draw:text-style-name="P45" svg:x1="0cm" svg:y1="0.473cm" svg:x2="0cm" svg:y2="2.924cm"><text:p/></draw:line></text:p>
          <table:table table:name="Table5" table:style-name="Table5">
            <table:table-column table:style-name="Table5.A"/>
            <table:table-column table:style-name="Table5.B"/>
            <table:table-row table:style-name="Table5.1">
              <table:table-cell table:style-name="Table5.A1" office:value-type="string">
                <text:p text:style-name="P27">ΣΥΝΟΛΟ ΕΚΠΤΩΣΗΣ:</text:p>
              </table:table-cell>
              <table:table-cell table:style-name="Table5.B1" office:value-type="string">
                <text:p text:style-name="P25">{object_total_discount_ht_locale}</text:p>
              </table:table-cell>
            </table:table-row>
            <table:table-row table:style-name="Table5.2">
              <table:table-cell table:style-name="Table5.A1" office:value-type="string">
                <text:p text:style-name="P27">ΣΥΝΟΛΟ ΚΑΘΑΡΟ: </text:p>
              </table:table-cell>
              <table:table-cell table:style-name="Table5.B2" office:value-type="string">
                <text:p text:style-name="P25">{object_total_ht_locale}</text:p>
              </table:table-cell>
            </table:table-row>
            <table:table-row table:style-name="Table5.2">
              <table:table-cell table:style-name="Table5.A1" office:value-type="string">
                <text:p text:style-name="P26">ΣΥΝΟΛΟ Φ.Π.Α.</text:p>
              </table:table-cell>
              <table:table-cell table:style-name="Table5.B1" office:value-type="string">
                <text:p text:style-name="P25">{object_total_vat_locale}</text:p>
              </table:table-cell>
            </table:table-row>
            <table:table-row table:style-name="Table5.4">
              <table:table-cell table:style-name="Table5.A1" office:value-type="string">
                <text:p text:style-name="P25">ΓΕΝΙΚΟ ΣΥΝΟΛΟ:</text:p>
              </table:table-cell>
              <table:table-cell table:style-name="Table5.B2" office:value-type="string">
                <text:p text:style-name="P25">{object_total_ttc_locale}</text:p>
              </table:table-cell>
            </table:table-row>
          </table:table>
          <text:p text:style-name="P2"/>
        </draw:text-box>
      </draw:frame>
      <draw:frame text:anchor-type="page" text:anchor-page-number="1" draw:z-index="9" draw:name="Shape8_0" draw:style-name="gr1" draw:text-style-name="P43" svg:width="13.454cm" svg:height="0.936cm" svg:x="0.607cm" svg:y="28.764cm">
        <draw:text-box>
          <text:p><text:span text:style-name="T32"><text:s/></text:span><text:span text:style-name="T33">Π</text:span><text:span text:style-name="T33">Ρ</text:span><text:span text:style-name="T33">Ω</text:span><text:span text:style-name="T33">Τ</text:span><text:span text:style-name="T33">Ο</text:span><text:span text:style-name="T33">Τ</text:span><text:span text:style-name="T33">Υ</text:span><text:span text:style-name="T33">Π</text:span><text:span text:style-name="T33">Ο</text:span></text:p>
        </draw:text-box>
      </draw:frame>
      <draw:frame text:anchor-type="page" text:anchor-page-number="1" draw:z-index="8" draw:name="Shape8" draw:style-name="gr1" draw:text-style-name="P43" svg:width="13.454cm" svg:height="0.936cm" svg:x="0.212cm" svg:y="25.716cm">
        <draw:text-box>
          <text:p><text:span text:style-name="T32"><text:s/></text:span><text:span text:style-name="T32">ΕΚΔΟΣΗ <text:s text:c="26"/>ΠΑΡΑΔΟΣΗ <text:s text:c="18"/></text:span><text:span text:style-name="T32"><text:s text:c="7"/>ΠΑΡΑΛΑΒΗ</text:span></text:p>
        </draw:text-box>
      </draw:frame>
      <draw:line text:anchor-type="page" text:anchor-page-number="1" draw:z-index="7" draw:name="Shape3" draw:style-name="gr2" draw:text-style-name="P44" svg:x1="0.37cm" svg:y1="24.555cm" svg:x2="20.671cm" svg:y2="24.509cm">
        <text:p/>
      </draw:line>
      <draw:line text:anchor-type="page" text:anchor-page-number="1" draw:z-index="6" draw:name="Shape3" draw:style-name="gr2" draw:text-style-name="P44" svg:x1="0.34cm" svg:y1="22.721cm" svg:x2="13.94cm" svg:y2="22.762cm">
        <text:p/>
      </draw:line>
      <draw:frame text:anchor-type="page" text:anchor-page-number="1" draw:z-index="4" draw:name="Shape6" draw:style-name="gr4" draw:text-style-name="P46" svg:width="9.73cm" svg:height="0.408cm" svg:x="0.499cm" svg:y="22.23cm">
        <draw:text-box>
          <text:p><text:span text:style-name="T34">ΕΝΙΑΙΟ ΜΗΧΑΝΟΓΡΑΦΙΚΟ ΕΝΤΥΠΟ ΠΟΛΛΑΠΛΩΝ ΧΡΗΣΕΩΝ</text:span></text:p>
        </draw:text-box>
      </draw:frame>
      <draw:frame text:anchor-type="page" text:anchor-page-number="1" draw:z-index="3" draw:name="Shape5" draw:style-name="gr5" draw:text-style-name="P47" svg:width="8.619cm" svg:height="0.939cm" svg:x="0.499cm" svg:y="23.2cm">
        <draw:text-box>
          <text:p><text:span text:style-name="T35">ALPHA BANK: <text:s/>GR111111111111111111111111111</text:span></text:p>
          <text:p><text:span text:style-name="T35">EUROBANK: <text:s text:c="4"/>GR2222222222222222222222222</text:span></text:p>
        </draw:text-box>
      </draw:frame>
      <draw:line text:anchor-type="page" text:anchor-page-number="1" draw:z-index="2" draw:name="Shape3" draw:style-name="gr2" draw:text-style-name="P44" svg:x1="0.344cm" svg:y1="22.123cm" svg:x2="20.645cm" svg:y2="22.124cm">
        <text:p/>
      </draw:line>
      <draw:line text:anchor-type="page" text:anchor-page-number="1" draw:z-index="1" draw:name="Shape4" draw:style-name="gr6" draw:text-style-name="P48" svg:x1="10.901cm" svg:y1="8.35cm" svg:x2="10.901cm" svg:y2="4.949cm">
        <text:p/>
      </draw:line>
      <text:p text:style-name="P42"><text:span text:style-name="T9"><text:s text:c="53"/></text:span><text:span text:style-name="T16">ΤΙΤΛΟΣ ΕΤΑΙΡΕΙΑΣ</text:span><text:span text:style-name="T9"> <text:s text:c="31"/></text:span></text:p>
      <text:p text:style-name="P42"><text:span text:style-name="T9"><text:s/></text:span><text:span text:style-name="T12">logo εδώ</text:span><text:span text:style-name="T9"> <text:s text:c="46"/>Ε</text:span><text:span text:style-name="T10">ΠΑΓΓΕΛΜΑ</text:span><text:span text:style-name="T9"> <text:s text:c="15"/></text:span></text:p>
      <text:p text:style-name="P42"><text:span text:style-name="T9"><text:s text:c="46"/></text:span><text:span text:style-name="T11">ΟΔΟΣ</text:span><text:span text:style-name="T9"> </text:span><text:span text:style-name="T11">10</text:span><text:span text:style-name="T9"> – </text:span><text:span text:style-name="T11">ΠΟΛΗ</text:span><text:span text:style-name="T9">– Τ.Κ:11</text:span><text:span text:style-name="T11">111</text:span><text:span text:style-name="T9"> <text:s text:c="3"/></text:span></text:p>
      <text:p text:style-name="P42"><text:span text:style-name="T9"><text:s text:c="56"/></text:span><text:span text:style-name="T13">ΑΦΜ: </text:span><text:span text:style-name="T14">999999999</text:span><text:span text:style-name="T13"> – ΔΟΥ: </text:span></text:p>
      <text:p text:style-name="P40"><text:span text:style-name="T29"><text:s text:c="43"/>21</text:span><text:span text:style-name="T30">11111111</text:span><text:span text:style-name="T29"> <text:s text:c="2"/>www.</text:span><text:span text:style-name="T30">example</text:span><text:span text:style-name="T29">.gr <text:s text:c="2"/>e-mail: info@</text:span><text:span text:style-name="T30">example</text:span><text:span text:style-name="T29">.gr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<text:span text:style-name="T18">ΕΙΔΟΣ </text:span><text:span text:style-name="T19">ΠΑΡΑΣΤΑΤΙΚΟΥ</text:span></text:p>
          </table:table-cell>
          <table:table-cell table:style-name="Table1.A1" office:value-type="string">
            <text:p text:style-name="P11"><text:span text:style-name="T18">Σ</text:span><text:span text:style-name="T17">ΕΙΡΑ – Α/Α</text:span></text:p>
          </table:table-cell>
          <table:table-cell table:style-name="Table1.A1" office:value-type="string">
            <text:p text:style-name="P4">ΗΜΕΡΟΜΗΝΙΑ</text:p>
          </table:table-cell>
          <table:table-cell table:style-name="Table1.A1" office:value-type="string">
            <text:p text:style-name="P4">ΜΑΡΚ</text:p>
          </table:table-cell>
        </table:table-row>
        <table:table-row table:style-name="Table1.2">
          <table:table-cell table:style-name="Table1.A2" office:value-type="string">
            <text:p text:style-name="P12"><text:span text:style-name="T20">ΤΙΜΟΛΟΓΙΟ</text:span><text:span text:style-name="T21"> </text:span><text:span text:style-name="T22">ΠΑΡΟΧΗΣ ΥΠΗΡΕΣΙΩΝ</text:span></text:p>
          </table:table-cell>
          <table:table-cell table:style-name="Table1.B2" office:value-type="string">
            <text:p text:style-name="P14"><text:span text:style-name="T2"><text:s/></text:span><text:span text:style-name="T18">{object_ref}</text:span></text:p>
          </table:table-cell>
          <table:table-cell table:style-name="Table1.C2" office:value-type="string">
            <text:p text:style-name="P5">{object_date}</text:p>
          </table:table-cell>
          <table:table-cell table:style-name="Table1.D2" office:value-type="string">
            <text:p text:style-name="P6">{object_options_mydata_reply}</text:p>
          </table:table-cell>
        </table:table-row>
        <table:table-row table:style-name="TableLine94843954745936">
          <table:table-cell table:style-name="Table1.A1" table:number-columns-spanned="2" office:value-type="string">
            <text:p text:style-name="P7">ΣΤΟΙΧΕΙΑ ΠΕΛΑΤΗ</text:p>
          </table:table-cell>
          <table:covered-table-cell/>
          <table:table-cell table:style-name="Table1.C3" table:number-columns-spanned="2" office:value-type="string">
            <text:p text:style-name="P8">ΑΠΟΣΤΟΛΗ / ΠΑΡΑΔΟΣΗ</text:p>
          </table:table-cell>
          <table:covered-table-cell/>
        </table:table-row>
      </table:table>
      <table:table table:name="Πίνακας1" table:style-name="Πίνακας1">
        <table:table-column table:style-name="Πίνακας1.A"/>
        <table:table-column table:style-name="Πίνακας1.B"/>
        <table:table-row table:style-name="Πίνακας1.1">
          <table:table-cell table:style-name="Πίνακας1.A1" office:value-type="string">
            <text:p text:style-name="P15"><text:span text:style-name="T4">ΚΩΔΙΚΟΣ:</text:span><text:span text:style-name="T23"> <text:s text:c="8"/>{company_customercode} <text:s text:c="3"/></text:span></text:p>
            <text:p text:style-name="P17"><text:span text:style-name="T5">ΕΠΩΝΥΜΙΑ:</text:span><text:span text:style-name="T24"> <text:s text:c="4"/>{company_name}</text:span></text:p>
            <text:p text:style-name="P17"><text:span text:style-name="T5">ΕΠΑΓΓΕΛΜΑ:</text:span><text:span text:style-name="T24"> <text:s/>{company_idprof1}</text:span></text:p>
            <text:p text:style-name="P17"><text:span text:style-name="T5">ΔΙΕΥΘΥΝΣΗ:</text:span><text:span text:style-name="T24"> <text:s text:c="3"/>{company_address}</text:span></text:p>
            <text:p text:style-name="P17"><text:span text:style-name="T6">ΠΟΛΗ:</text:span><text:span text:style-name="T24"> <text:s text:c="15"/>{company_town} –</text:span><text:span text:style-name="T25"> {company_zip}</text:span></text:p>
            <text:p text:style-name="P17"><text:span text:style-name="T6">Α.Φ.Μ:</text:span><text:span text:style-name="T24"> <text:s text:c="15"/>{company_vatnumber}</text:span></text:p>
            <text:p text:style-name="P17"><text:span text:style-name="T6">Δ.Ο.Υ:</text:span><text:span text:style-name="T24"> <text:s text:c="17"/>{company_idprof2}</text:span></text:p>
          </table:table-cell>
          <table:table-cell table:style-name="Πίνακας1.A1" office:value-type="string">
            <text:p text:style-name="P16"><text:span text:style-name="T6">ΤΡΟΠΟΣ ΠΛΗΡΩΜΗΣ:</text:span><text:span text:style-name="T24"> <text:s text:c="2"/>{object_payment_mode}</text:span></text:p>
            <text:p text:style-name="P17"><text:span text:style-name="T7">ΌΡΟΙ ΠΛΗΡΩΜΗΣ:</text:span><text:span text:style-name="T24"> <text:s text:c="9"/>{object_payment_term}</text:span></text:p>
            <text:p text:style-name="P1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office:value-type="string">
            <text:p text:style-name="P29">ΚΩΔΙΚΟΣ</text:p>
          </table:table-cell>
          <table:table-cell table:style-name="Table3.A1" office:value-type="string">
            <text:p text:style-name="P20">ΠΕΡΙΓΡΑΦΗ</text:p>
          </table:table-cell>
          <table:table-cell table:style-name="Table3.A1" office:value-type="string">
            <text:p text:style-name="P28"><text:span text:style-name="T8"><text:s/>Μ.Μ</text:span><text:span text:style-name="T1">.</text:span></text:p>
          </table:table-cell>
          <table:table-cell table:style-name="Table3.A1" office:value-type="string">
            <text:p text:style-name="P19"><text:span text:style-name="T3">ΠΟΣΟΤ</text:span>.</text:p>
          </table:table-cell>
          <table:table-cell table:style-name="Table3.A1" office:value-type="string">
            <text:p text:style-name="P20">ΤΙΜΗ</text:p>
            <text:p text:style-name="P21">ΜΟΝ.</text:p>
          </table:table-cell>
          <table:table-cell table:style-name="Table3.A1" office:value-type="string">
            <text:p text:style-name="P20">ΕΚΠΤ. %</text:p>
          </table:table-cell>
          <table:table-cell table:style-name="Table3.A1" office:value-type="string">
            <text:p text:style-name="P22">ΚΑΘΑΡΗ</text:p>
            <text:p text:style-name="P22">ΑΞΙΑ</text:p>
          </table:table-cell>
          <table:table-cell table:style-name="Table3.A1" office:value-type="string">
            <text:p text:style-name="P24">ΦΠΑ %</text:p>
          </table:table-cell>
          <table:table-cell table:style-name="Table3.A1" office:value-type="string">
            <text:p text:style-name="P23">Φ.Π.Α.</text:p>
          </table:table-cell>
          <table:table-cell table:style-name="Table3.A1" office:value-type="string">
            <text:p text:style-name="P18"><text:span text:style-name="T3">ΣΥΝΟΛΟ</text:span> </text:p>
          </table:table-cell>
        </table:table-row>
        <table:table-row table:style-name="Table3.2">
          <table:table-cell table:style-name="Table3.A2" office:value-type="string">
            <text:p text:style-name="P31"><text:span text:style-name="T28">[!-- BEGIN row.lines --]</text:span>{line_product_ref}</text:p>
          </table:table-cell>
          <table:table-cell table:style-name="Table3.B2" office:value-type="string">
            <text:p text:style-name="P33">[!-- IF {line_product_label} --]{line_product_label}[!-- ELSE {line_product_label} --]{line_desc}[!-- ENDIF {line_product_label} --]</text:p>
          </table:table-cell>
          <table:table-cell table:style-name="Table3.C2" office:value-type="string">
            <text:p text:style-name="P36">ΤΕΜ</text:p>
            <text:p text:style-name="P34"/>
            <text:p text:style-name="P34"/>
          </table:table-cell>
          <table:table-cell table:style-name="Table3.D2" office:value-type="string">
            <text:p text:style-name="P30">{line_qty}</text:p>
          </table:table-cell>
          <table:table-cell table:style-name="Table3.E2" office:value-type="string">
            <text:p text:style-name="P32">{line_up_locale}</text:p>
          </table:table-cell>
          <table:table-cell table:style-name="Table3.F2" office:value-type="string">
            <text:p text:style-name="P30">{line_discount_percent}</text:p>
          </table:table-cell>
          <table:table-cell table:style-name="Table3.G2" office:value-type="string">
            <text:p text:style-name="P32">{line_price_ht_locale}</text:p>
          </table:table-cell>
          <table:table-cell table:style-name="Table3.H2" office:value-type="string">
            <text:p text:style-name="P30">{line_vatrate}</text:p>
          </table:table-cell>
          <table:table-cell table:style-name="Table3.I2" office:value-type="string">
            <text:p text:style-name="P35">{line_price_vat_locale}</text:p>
          </table:table-cell>
          <table:table-cell table:style-name="Table3.J2" office:value-type="string">
            <text:p text:style-name="P37"><text:span text:style-name="T26">{line_price_ttc_locale}</text:span><text:span text:style-name="T27">[!-- END row.lines --]</text:span>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7cm" style:type="center"/>
          <style:tab-stop style:position="18.99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1cm" fo:margin-bottom="0.898cm" fo:margin-left="0.397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095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10T19:32:07.015000000</meta:creation-date>
    <dc:date>2023-01-07T16:20:43.037641734</dc:date>
    <meta:editing-duration>PT7H5M33S</meta:editing-duration>
    <meta:editing-cycles>77</meta:editing-cycles>
    <meta:generator>LibreOffice/6.4.7.2$Linux_X86_64 LibreOffice_project/40$Build-2</meta:generator>
    <meta:document-statistic meta:table-count="4" meta:image-count="0" meta:object-count="0" meta:page-count="1" meta:paragraph-count="54" meta:word-count="110" meta:character-count="1504" meta:non-whitespace-character-count="1065"/>
  </office:meta>
</office:document-meta>
</file>